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19_11-43-24_000.jpg</text:p>
          </table:table-cell>
          <table:table-cell table:style-name="ce26" office:value-type="string">
            <text:p>:bookmemo / 読んだ本 / 『イスラームの根源をさぐる』 / 著者=牧野信也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イスラームの根源をさぐる』 / 著者=牧野信也 /">
            <text:p>:bookmemo / 読んだ本 / 『イスラームの根源をさぐる』 / 著者=牧野信也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0" office:value-type="string">
            <text:p>2023-03-19_16-16-05_000.jpg</text:p>
          </table:table-cell>
          <table:table-cell table:style-name="ce26" office:value-type="string">
            <text:p>:bookmemo / 読んだ本 / 『素数入門』 / 著者=芹沢正三 / 途中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3-19_16-15-59_000.jpg</text:p>
          </table:table-cell>
          <table:table-cell table:style-name="ce26" office:value-type="string">
            <text:p>:bookmemo / 読んだ本 / 『素数入門』 / 著者=芹沢正三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素数入門』 / 著者=芹沢正三 / 途中 ここまで">
            <text:p>:bookmemo / 読んだ本 / 『素数入門』 / 著者=芹沢正三 / 途中 ここま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19_08-56-1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3-19_04-14-59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19_16-09-58_000.jpg</text:p>
          </table:table-cell>
          <table:table-cell table:style-name="ce26" office:value-type="string">
            <text:p>:m #*# / memo:other(m:other) / topic=, about=,other=,id=~,content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/ memo:other(m:other) / topic=, about=,other=,id=~,content=QQQ">
            <text:p>:m #*# / memo:other(m:other) / topic=, about=,other=,id=~,content=QQQ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18_21-15-5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19_13-01-0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19_09-11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18_18-54-53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3-19_09-25-08_000.jpg</text:p>
          </table:table-cell>
          <table:table-cell table:style-name="ce26" office:value-type="string">
            <text:p>:m :th,mysl / topic=~ / content=既存の伝統芸能の批判？創ることで、頭は一杯。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th,mysl / topic=~ / content=既存の伝統芸能の批判？創ることで、頭は一杯。,other=~ / lang=ja">
            <text:p>:m :th,mysl / topic=~ / content=既存の伝統芸能の批判？創ることで、頭は一杯。,other=~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3-19_11-44-26_000.jpg</text:p>
          </table:table-cell>
          <table:table-cell table:style-name="ce27" office:value-type="string">
            <text:p>:m #*# RES / JVEMV6 64#253_islam_kongen / 『イスラームの根源をさぐる』 著者=牧野信也,校注=~ / p.185 / w=,topic=~,publisher=~,other=QQQ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53_islam_kongen / 『イスラームの根源をさぐる』 著者=牧野信也,校注=~ / p.185 / w=,topic=~,publisher=~,other=QQQ">
            <text:p>:m #*# RES / JVEMV6 64#253_islam_kongen / 『イスラームの根源をさぐる』 著者=牧野信也,校注=~ / p.185 / w=,topic=~,publisher=~,other=QQQ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19_12-28-01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3-03-19_15-33-15_000.jpg</text:p>
          </table:table-cell>
          <table:table-cell table:style-name="ce26" office:value-type="string">
            <text:p>:m #*# RES / free# S87DP9 記事読み / id=H03E(browser=yan) / media=ei / theme=~,content=パレスチナ；フランス裁判；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free# S87DP9 記事読み / id=H03E(browser=yan) / media=ei / theme=~,content=パレスチナ；フランス裁判；,w=~ / genre=~ / other=~">
            <text:p>:m #*# RES / free# S87DP9 記事読み / id=H03E(browser=yan) / media=ei / theme=~,content=パレスチナ；フランス裁判；,w=~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19_15-34-28_000.jpg</text:p>
          </table:table-cell>
          <table:table-cell table:style-name="ce26" office:value-type="string">
            <text:p>:m #*# RES / free / res-id=0ITM / theme=イラク：天然ガス：輸入：金額 / genre=economy:strana;economy:energy,content=日本：LNG輸入量；天然ガス：価格；変換：トン~立方メートル；,w=~ / session-number=~ / doc=~,other=browser:tor;media:ptv;a-id.0ITM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free / res-id=0ITM / theme=イラク：天然ガス：輸入：金額 / genre=economy:strana;economy:energy,content=日本：LNG輸入量；天然ガス：価格；変換：トン~立方メートル；,w=~ / session-number=~ / doc=~,other=browser:tor;media:ptv;a-id.0ITM">
            <text:p>:m #*# RES / free / res-id=0ITM / theme=イラク：天然ガス：輸入：金額 / genre=economy:strana;economy:energy,content=日本：LNG輸入量；天然ガス：価格；変換：トン~立方メートル；,w=~ / session-number=~ / doc=~,other=browser:tor;media:ptv;a-id.0ITM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3-19_16-03-23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-*">
            <text:p>-*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19_16-08-45_000.jpg</text:p>
          </table:table-cell>
          <table:table-cell table:style-name="ce26" office:value-type="string">
            <text:p>:m #*# RES / free / res-id=TNJC / theme=地熱発電：日本 / genre=economy:energy,content=零和４年度、予算額；日本：総発電量；原子力発電、発電量；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free / res-id=TNJC / theme=地熱発電：日本 / genre=economy:energy,content=零和４年度、予算額；日本：総発電量；原子力発電、発電量；,w=~ / session-number=~ / doc=~,other=~">
            <text:p>:m #*# RES / free / res-id=TNJC / theme=地熱発電：日本 / genre=economy:energy,content=零和４年度、予算額；日本：総発電量；原子力発電、発電量；,w=~ / session-number=~ / doc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03-19_17-37-13_000.jpg</text:p>
          </table:table-cell>
          <table:table-cell table:style-name="ce26" office:value-type="string">
            <text:p>:m #*# RES / JVEMV6 64#256_islam_seitan_izutu / 『イスラーム生誕』 著者=井筒俊彦,校注=~ / p.13 / w=預言者；ダンテ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9">2023/03/19</text:date>, <text:time>22:0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9T22:05:17.03</dc:date>
    <dc:creator>iwabuchi ken</dc:creator>
    <meta:editing-duration>P55DT2H49M24S</meta:editing-duration>
    <meta:editing-cycles>17762</meta:editing-cycles>
    <meta:document-statistic meta:table-count="2" meta:cell-count="928" meta:object-count="0"/>
    <meta:user-defined meta:name="qrichtext">1</meta:user-defined>
  </office:meta>
</office:document-meta>
</file>